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style:font-name="Comic Sans MS" fo:font-size="18pt" fo:font-weight="bold" style:font-size-asian="18pt" style:font-weight-asian="bold" style:font-size-complex="18pt" style:font-weight-complex="bold"/>
    </style:style>
    <style:style style:name="P2" style:family="paragraph" style:parent-style-name="Text_20_body">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3" style:family="paragraph" style:parent-style-name="Text_20_body">
      <style:paragraph-properties fo:text-align="center" style:justify-single-word="false"/>
      <style:text-properties style:font-name="Comic Sans M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style:font-name="Comic Sans M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Heading_20_3">
      <style:text-properties fo:font-size="12pt" style:font-size-asian="12pt" style:font-size-complex="12pt"/>
    </style:style>
    <style:style style:name="T1" style:family="text">
      <style:text-properties style:text-position="33% 80%"/>
    </style:style>
    <style:style style:name="T2" style:family="text">
      <style:text-properties style:text-position="33% 80%" fo:font-style="italic"/>
    </style:style>
    <style:style style:name="T3" style:family="text">
      <style:text-properties fo:font-style="italic"/>
    </style:style>
    <style:style style:name="T4" style:family="text">
      <style:text-properties fo:font-style="italic" fo:font-weight="bold" style:font-weight-asian="bold" style:font-weight-complex="bold"/>
    </style:style>
    <style:style style:name="T5" style:family="text">
      <style:text-properties fo:font-style="italic" fo:font-weight="normal" style:font-weight-asian="normal" style:font-weight-complex="normal"/>
    </style:style>
    <style:style style:name="T6" style:family="text">
      <style:text-properties fo:font-style="italic"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4pt" style:font-size-asian="14pt" style:font-size-complex="14pt"/>
    </style:style>
    <style:style style:name="T12" style:family="text">
      <style:text-properties fo:font-size="14pt" fo:font-style="italic" style:font-size-asian="14pt" style:font-size-complex="14pt"/>
    </style:style>
    <style:style style:name="T13" style:family="text">
      <style:text-properties fo:font-size="14pt" fo:font-style="italic"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vres et Copyright</text:p>
      <text:p text:style-name="P2">1<text:tab/>Les origines du copyright et droits d'auteurs</text:p>
      <text:p text:style-name="P2">2<text:tab/>L'évolution technologique et le copyright</text:p>
      <text:p text:style-name="P2">3<text:tab/>La loi des éditeurs</text:p>
      <text:p text:style-name="P2">4<text:tab/>La liberté des lecteurs</text:p>
      <text:p text:style-name="P3">_ _ _ _ _ _ _ _ _ _ _ _ _ _ _</text:p>
      <text:p text:style-name="P3"/>
      <text:p text:style-name="P4">1<text:tab/>Les origines du copyright et droits d'auteurs</text:p>
      <text:h text:style-name="Heading_20_3" text:outline-level="3"><text:bookmark text:name="Le_tournant_d.C3.A9cisif_du_XVIIIe.C2.A0si.C3.A8cle"/>Le tournant décisif du XVIII<text:span text:style-name="T1">e</text:span> siècle</text:h>
      <text:h text:style-name="Heading_20_4" text:outline-level="4"><text:bookmark text:name="Royaume-Uni_:_du_Statute_of_Anne_.C3.A0_Donaldson_v._Beckett"/>1709 Au Royaume-Uni : <text:s/><text:span text:style-name="T3">Statute of Anne</text:span> </text:h>
      <text:p text:style-name="Text_20_body"><text:tab/>les éditeurs-imprimeurs de Londres obtinrent le <text:span text:style-name="T3">Statute of Anne</text:span> (<text:a xlink:type="simple" xlink:href="http://fr.wikipedia.org/wiki/1709">1709</text:a>, appliqué à compter du 10 avril 1710), première loi véritablement fondatrice du droit patrimonial sur les œuvres artistiques. Le <text:span text:style-name="T3">Statute of Anne</text:span> donne à l'auteur d'ouvrages déjà édités le droit exclusif de les imprimer à nouveau pour une durée de vingt et un ans. </text:p>
      <text:p text:style-name="Text_20_body">La grande nouveauté de cette législation réside dans la décision de donner à l'auteur, et non à l'éditeur, le droit exclusif d'impression de sa création. </text:p>
      <text:p text:style-name="Text_20_body"/>
      <text:p text:style-name="Text_20_body"><text:span text:style-name="T8"><text:s/>1763 En France:</text:span> <text:span text:style-name="T4">Lettre sur le commerce des livres</text:span><text:span text:style-name="T5"> </text:span><text:span text:style-name="T9">de </text:span><text:span text:style-name="T10">Diderot</text:span></text:p>
      <text:p text:style-name="Text_20_body"><text:tab/>Les premières demandes célèbres de protection contre la contrefaçon émanent des philosophes des Lumières eux-mêmes, à commencer par Diderot dans la <text:s/><text:span text:style-name="T3">Lettre sur le commerce des livres</text:span> <text:s/>(1763)</text:p>
      <text:h text:style-name="Heading_20_4" text:outline-level="4"><text:bookmark text:name="Naissance_du_copyright_aux_.C3.89tats-Unis"/><text:s/>1790 Première version du « <text:span text:style-name="T11">C</text:span><text:span text:style-name="T12">opyright</text:span><text:span text:style-name="T11"> </text:span><text:span text:style-name="T13">Act »</text:span> aux États-Unis</text:h>
      <text:p text:style-name="Text_20_body"><text:tab/>La première mesure de loi <text:span text:style-name="T3">copyright</text:span> aux États-Unis est le <text:span text:style-name="T6">Copyright Act</text:span> de 1790, protégeant les œuvres pour 14 ans, renouvelables une fois si l'auteur était encore en vie à l'expiration de la première période. Ce <text:span text:style-name="T3">copyright</text:span> fut en pratique peu exercé, avec 556 titres protégés entre 1790 et 1799 sur 13 000 titres publiés. Cette loi fut établie pour encourager la publication en protégeant les auteurs. Elle représentait une petite contrainte pour les éditeurs qui devaient avoir la permission des auteurs et aucune contrainte pour le lecteur. Cette loi excluait explicitement les ouvrages étrangers du champ de sa protection.<text:bookmark text:name="Le_XIXe.C2.A0si.C3.A8cle_et_l.27internationalisation_du_droit_d.27auteur"/></text:p>
      <text:h text:style-name="P5" text:outline-level="3">1834 Internationalisation du droit d'auteur </text:h>
      <text:p text:style-name="Text_20_body"><text:tab/>En France, Balzac est le premier dans sa « <text:span text:style-name="T3">Lettre aux écrivains du XIX</text:span><text:span text:style-name="T2">e</text:span><text:span text:style-name="T3"> siècle » (du 2 novembre 1834)</text:span> à attirer l'attention des écrivains sur la nécessité d'instaurer un droit d'auteur. </text:p>
      <text:h text:style-name="Heading_20_4" text:outline-level="4"><text:bookmark text:name="La_Convention_de_Berne"/><text:soft-page-break/>1886 La Convention de Berne</text:h>
      <text:p text:style-name="Text_20_body"><text:s/>La Convention de Berne pour la protection des œuvres littéraires et artistiques (1886), initiée par Victor Hugo, marque un tournant majeur en matière de reconnaissance internationale et d'harmonisation du droit d'auteur. La convention de Berne a été révisée <text:bookmark text:name="cite_ref-13"/>de nombreuses fois. </text:p>
      <text:p text:style-name="Text_20_body">Bien qu'acceptée dans son principe, la Convention de Berne ne fut initialement signée que par une poignée de pays Européens. Les États-Unis n'y ont adhéré qu'en 1989 avec quelques rétic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 PL KaitiM GB"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 PL KaitiM GB"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10-06T16:32:23</meta:creation-date>
    <dc:date>2012-10-06T16:39:59</dc:date>
    <dc:creator>Compte etudiant</dc:creator>
    <meta:editing-duration>P0D</meta:editing-duration>
    <meta:editing-cycles>1</meta:editing-cycles>
    <meta:document-statistic meta:table-count="0" meta:image-count="0" meta:object-count="0" meta:page-count="2" meta:paragraph-count="20" meta:word-count="404" meta:character-count="2459" meta:non-whitespace-character-count="2059"/>
    <meta:generator>LibreOffice/3.5$Linux_x86 LibreOffice_project/350m1$Build-2</meta:generator>
  </office:meta>
</office:document-meta>
</file>